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SocketRequestValuesTests.payloa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SocketRequestValuesTests.route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SocketRequestValuesTests.metadataInvalid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SocketRequestValuesTests.payloadPublis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SocketRequestValuesTests.ro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SocketRequestValuesTests.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